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dooote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"Th-There's an emergency! Please come with
me at once!!"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"The Heavenly Palace, the Heavenly Palace is
under attack by White Carat!!"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"I don't have the details, but she's displayed
incredible power in sending the guards
flying ten meters away..."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"Apparently, she is enveloped in a sinister blue
aura and in a state of frenzy! Her power could
probably blow guards thirty meters away...!"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dote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dote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
let you know as soon as I've finished
formulating the 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dote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6:01:20+02:00</meta:creation-date>
    <dc:date>2020-03-29T16:01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